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ec9" officeooo:paragraph-rsid="001b0ec9"/>
    </style:style>
    <style:style style:name="P2" style:family="paragraph" style:parent-style-name="Standard">
      <style:text-properties officeooo:rsid="001b0ec9" officeooo:paragraph-rsid="001b0ec9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1b0ec9" officeooo:paragraph-rsid="001b0ec9"/>
    </style:style>
    <style:style style:name="T1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Morning :</text:p>
      <text:p text:style-name="P1">------------</text:p>
      <text:p text:style-name="P1">docker run -d -p 8484:8484 vineetsemwal/bootdemo:v1</text:p>
      <text:p text:style-name="P1"/>
      <text:p text:style-name="P1"/>
      <text:p text:style-name="P3"><text:span text:style-name="T1">@Test</text:span><text:line-break/><text:span text:style-name="T2">void </text:span><text:span text:style-name="T3">updateCustomerTest</text:span><text:span text:style-name="T4">(){</text:span><text:line-break/><text:span text:style-name="T4"><text:tab/></text:span><text:span text:style-name="T6">updateCustomer</text:span><text:span text:style-name="T4">.setId(</text:span><text:span text:style-name="T7">"1"</text:span><text:span text:style-name="T4">)</text:span><text:span text:style-name="T2">;</text:span><text:line-break/><text:span text:style-name="T2"><text:tab/></text:span><text:span text:style-name="T6">updateCustomer</text:span><text:span text:style-name="T4">.setFirstName(</text:span><text:span text:style-name="T7">"R"</text:span><text:span text:style-name="T4">)</text:span><text:span text:style-name="T2">;</text:span><text:line-break/><text:span text:style-name="T2"><text:tab/></text:span><text:span text:style-name="T6">updateCustomer</text:span><text:span text:style-name="T4">.setLastName(</text:span><text:span text:style-name="T7">"C"</text:span><text:span text:style-name="T4">)</text:span><text:span text:style-name="T2">;</text:span><text:line-break/><text:span text:style-name="T2"><text:tab/></text:span><text:span text:style-name="T6">updateCustomer</text:span><text:span text:style-name="T4">.setEmailId(</text:span><text:span text:style-name="T7">"rc@mail.com"</text:span><text:span text:style-name="T4">)</text:span><text:span text:style-name="T2">;</text:span><text:line-break/><text:span text:style-name="T2"><text:tab/></text:span><text:span text:style-name="T6">updateCustomer</text:span><text:span text:style-name="T4">.setPhoneNumber(</text:span><text:span text:style-name="T8">2345l</text:span><text:span text:style-name="T4">)</text:span><text:span text:style-name="T2">;</text:span><text:line-break/><text:line-break/><text:span text:style-name="T2"><text:tab/></text:span><text:span text:style-name="T6">address</text:span><text:span text:style-name="T4">.setAddressId(</text:span><text:span text:style-name="T7">"1"</text:span><text:span text:style-name="T4">)</text:span><text:span text:style-name="T2">;</text:span><text:line-break/><text:span text:style-name="T2"><text:tab/></text:span><text:span text:style-name="T6">address</text:span><text:span text:style-name="T4">.setDoorNumber(</text:span><text:span text:style-name="T7">"T-2"</text:span><text:span text:style-name="T4">)</text:span><text:span text:style-name="T2">;</text:span><text:line-break/><text:span text:style-name="T2"><text:tab/></text:span><text:span text:style-name="T6">address</text:span><text:span text:style-name="T4">.setLocality(</text:span><text:span text:style-name="T7">"Nagar"</text:span><text:span text:style-name="T4">)</text:span><text:span text:style-name="T2">;</text:span><text:line-break/><text:span text:style-name="T2"><text:tab/></text:span><text:span text:style-name="T6">address</text:span><text:span text:style-name="T4">.setCity(</text:span><text:span text:style-name="T7">"Hyd"</text:span><text:span text:style-name="T4">)</text:span><text:span text:style-name="T2">;</text:span><text:line-break/><text:span text:style-name="T2"><text:tab/></text:span><text:span text:style-name="T6">address</text:span><text:span text:style-name="T4">.setPinCode(</text:span><text:span text:style-name="T8">533003l</text:span><text:span text:style-name="T4">)</text:span><text:span text:style-name="T2">;</text:span><text:line-break/><text:span text:style-name="T2"><text:tab/></text:span><text:span text:style-name="T6">updateCustomer</text:span><text:span text:style-name="T4">.setAddress(</text:span><text:span text:style-name="T6">address</text:span><text:span text:style-name="T4">)</text:span><text:span text:style-name="T2">;</text:span><text:line-break/><text:line-break/><text:span text:style-name="T2"><text:tab/></text:span><text:span text:style-name="T6">updateCart</text:span><text:span text:style-name="T4">.setCartId(</text:span><text:span text:style-name="T7">"1"</text:span><text:span text:style-name="T4">)</text:span><text:span text:style-name="T2">;</text:span><text:line-break/><text:span text:style-name="T2"><text:tab/></text:span><text:span text:style-name="T4">List&lt;ProductDTO&gt; productDTOList = </text:span><text:span text:style-name="T2">new </text:span><text:span text:style-name="T4">ArrayList&lt;&gt;()</text:span><text:span text:style-name="T2">;</text:span><text:line-break/><text:span text:style-name="T2"><text:tab/></text:span><text:span text:style-name="T6">product</text:span><text:span text:style-name="T4">.setProductId(</text:span><text:span text:style-name="T7">"1"</text:span><text:span text:style-name="T4">)</text:span><text:span text:style-name="T2">;</text:span><text:line-break/><text:span text:style-name="T2"><text:tab/></text:span><text:span text:style-name="T6">product</text:span><text:span text:style-name="T4">.setPrice(</text:span><text:span text:style-name="T8">200</text:span><text:span text:style-name="T4">)</text:span><text:span text:style-name="T2">;</text:span><text:line-break/><text:span text:style-name="T2"><text:tab/></text:span><text:span text:style-name="T4">productDTOList.add(</text:span><text:span text:style-name="T6">product</text:span><text:span text:style-name="T4">)</text:span><text:span text:style-name="T2">;</text:span><text:line-break/><text:span text:style-name="T2"><text:tab/></text:span><text:span text:style-name="T6">updateCart</text:span><text:span text:style-name="T4">.setProductIds(productDTOList)</text:span><text:span text:style-name="T2">;</text:span><text:line-break/><text:span text:style-name="T2"><text:tab/></text:span><text:span text:style-name="T6">updateCustomer</text:span><text:span text:style-name="T4">.setCart(</text:span><text:span text:style-name="T6">updateCart</text:span><text:span text:style-name="T4">)</text:span><text:span text:style-name="T2">;</text:span><text:line-break/><text:line-break/><text:line-break/><text:line-break/><text:span text:style-name="T2"><text:tab/></text:span><text:span text:style-name="T6">customer</text:span><text:span text:style-name="T4">.setId(</text:span><text:span text:style-name="T7">"1"</text:span><text:span text:style-name="T4">)</text:span><text:span text:style-name="T2">;</text:span><text:line-break/><text:span text:style-name="T2"><text:tab/></text:span><text:span text:style-name="T6">customer</text:span><text:span text:style-name="T4">.setId(</text:span><text:span text:style-name="T7">"1"</text:span><text:span text:style-name="T4">)</text:span><text:span text:style-name="T2">;</text:span><text:line-break/><text:span text:style-name="T2"><text:tab/></text:span><text:span text:style-name="T6">customer</text:span><text:span text:style-name="T4">.setFirstName(</text:span><text:span text:style-name="T7">"R"</text:span><text:span text:style-name="T4">)</text:span><text:span text:style-name="T2">;</text:span><text:line-break/><text:span text:style-name="T2"><text:tab/></text:span><text:span text:style-name="T6">customer</text:span><text:span text:style-name="T4">.setLastName(</text:span><text:span text:style-name="T7">"C"</text:span><text:span text:style-name="T4">)</text:span><text:span text:style-name="T2">;</text:span><text:line-break/><text:span text:style-name="T2"><text:tab/></text:span><text:span text:style-name="T6">customer</text:span><text:span text:style-name="T4">.setEmailId(</text:span><text:span text:style-name="T7">"rc@mail.com"</text:span><text:span text:style-name="T4">)</text:span><text:span text:style-name="T2">;</text:span><text:line-break/><text:span text:style-name="T2"><text:tab/></text:span><text:span text:style-name="T6">customer</text:span><text:span text:style-name="T4">.setPhoneNumber(</text:span><text:span text:style-name="T8">2345l</text:span><text:span text:style-name="T4">)</text:span><text:span text:style-name="T2">;</text:span><text:line-break/><text:line-break/><text:line-break/><text:span text:style-name="T2"><text:tab/></text:span><text:span text:style-name="T6">products</text:span><text:span text:style-name="T4">.setProductId(</text:span><text:span text:style-name="T7">"1"</text:span><text:span text:style-name="T4">)</text:span><text:span text:style-name="T2">;</text:span><text:line-break/><text:span text:style-name="T2"><text:tab/></text:span><text:span text:style-name="T6">products</text:span><text:span text:style-name="T4">.setPrice(</text:span><text:span text:style-name="T8">200</text:span><text:span text:style-name="T4">)</text:span><text:span text:style-name="T2">;</text:span><text:line-break/><text:span text:style-name="T2"><text:tab/></text:span><text:span text:style-name="T4">List&lt;Product&gt; productList = </text:span><text:span text:style-name="T2">new </text:span><text:span text:style-name="T4">ArrayList&lt;&gt;()</text:span><text:span text:style-name="T2">;</text:span><text:line-break/><text:span text:style-name="T2"><text:tab/></text:span><text:span text:style-name="T4">productList.add(</text:span><text:span text:style-name="T6">products</text:span><text:span text:style-name="T4">)</text:span><text:span text:style-name="T2">;</text:span><text:line-break/><text:span text:style-name="T2"><text:tab/></text:span><text:span text:style-name="T6">cart</text:span><text:span text:style-name="T4">.setProducts(productList)</text:span><text:span text:style-name="T2">;</text:span><text:line-break/><text:span text:style-name="T2"><text:tab/></text:span><text:span text:style-name="T6">cart</text:span><text:span text:style-name="T4">.setCartPrice(</text:span><text:span text:style-name="T8">200</text:span><text:span text:style-name="T4">)</text:span><text:span text:style-name="T2">;</text:span><text:line-break/><text:span text:style-name="T2"><text:tab/></text:span><text:span text:style-name="T6">cart</text:span><text:span text:style-name="T4">.setCartId(</text:span><text:span text:style-name="T7">"1"</text:span><text:span text:style-name="T4">)</text:span><text:span text:style-name="T2">;</text:span><text:line-break/><text:span text:style-name="T2"><text:tab/></text:span><text:span text:style-name="T6">customer</text:span><text:span text:style-name="T4">.setCart(</text:span><text:span text:style-name="T6">cart</text:span><text:span text:style-name="T4">)</text:span><text:span text:style-name="T2">;</text:span><text:line-break/><text:line-break/><text:span text:style-name="T2"><text:tab/></text:span><text:span text:style-name="T4">Mockito.</text:span><text:span text:style-name="T5">when</text:span><text:span text:style-name="T4">(</text:span><text:span text:style-name="T6">repository</text:span><text:span text:style-name="T4">.findById(Mockito.</text:span><text:span text:style-name="T5">any</text:span><text:span text:style-name="T4">())).thenReturn(Optional.</text:span><text:span text:style-name="T5">of</text:span><text:span text:style-name="T4">(</text:span><text:span text:style-name="T6">customer</text:span><text:span text:style-name="T4">))</text:span><text:span text:style-name="T2">;</text:span><text:line-break/><text:span text:style-name="T2"><text:tab/></text:span><text:span text:style-name="T4">Mockito.</text:span><text:span text:style-name="T5">when</text:span><text:span text:style-name="T4">(</text:span><text:span text:style-name="T6">cartRepository</text:span><text:span text:style-name="T4">.findById(Mockito.</text:span><text:span text:style-name="T5">any</text:span><text:span text:style-name="T4">())).thenReturn(Optional.</text:span><text:span text:style-name="T5">of</text:span><text:span text:style-name="T4">(</text:span><text:span text:style-name="T6">cart</text:span><text:span text:style-name="T4">))</text:span><text:span text:style-name="T2">;</text:span><text:line-break/><text:span text:style-name="T2"><text:tab/></text:span><text:span text:style-name="T4">Mockito.</text:span><text:span text:style-name="T5">when</text:span><text:span text:style-name="T4">(</text:span><text:span text:style-name="T6">cartRepository</text:span><text:span text:style-name="T4">.save(Mockito.</text:span><text:span text:style-name="T5">any</text:span><text:span text:style-name="T4">())).thenReturn(</text:span><text:span text:style-name="T6">cart</text:span><text:span text:style-name="T4">)</text:span><text:span text:style-name="T2">;</text:span><text:line-break/><text:span text:style-name="T9">//<text:tab/>Mockito.when(cartService.findCartById(Mockito.any())).thenReturn(cartResponceDTO);</text:span><text:line-break/><text:span text:style-name="T9"><text:tab/></text:span><text:span text:style-name="T4">Mockito.</text:span><text:span text:style-name="T5">when</text:span><text:span text:style-name="T4">(</text:span><text:span text:style-name="T6">repository</text:span><text:span text:style-name="T4">.save(Mockito.</text:span><text:span text:style-name="T5">any</text:span><text:span text:style-name="T4">())).thenReturn(</text:span><text:span text:style-name="T6">customer</text:span><text:span text:style-name="T4">)</text:span><text:span text:style-name="T2">;</text:span><text:line-break/><text:line-break/><text:span text:style-name="T2"><text:tab/></text:span><text:span text:style-name="T4">CustomerResponceDTO customerResponceDTO = </text:span><text:span text:style-name="T6">service</text:span><text:span text:style-name="T4">.updateCustomer(</text:span><text:span text:style-name="T6">updateCustomer</text:span><text:span text:style-name="T4">)</text:span><text:span text:style-name="T2">;</text:span><text:line-break/><text:span text:style-name="T2"><text:tab/></text:span><text:span text:style-name="T4">Assertions.</text:span><text:span text:style-name="T5">assertEquals</text:span><text:span text:style-name="T4">(</text:span><text:span text:style-name="T6">updateCustomer</text:span><text:span text:style-name="T4">.getEmailId()</text:span><text:span text:style-name="T2">, </text:span><text:soft-page-break/><text:span text:style-name="T4">customerResponceDTO.getEmailId())</text:span><text:span text:style-name="T2">;</text:span><text:line-break/><text:span text:style-name="T2"><text:tab/></text:span><text:span text:style-name="T4">Assertions.</text:span><text:span text:style-name="T5">assertFalse</text:span><text:span text:style-name="T4">(customerResponceDTO.equals(</text:span><text:span text:style-name="T2">null</text:span><text:span text:style-name="T4">))</text:span><text:span text:style-name="T2">;</text:span><text:line-break/><text:span text:style-name="T4">}</text:span></text:p>
      <text:p text:style-name="P3"><text:span text:style-name="T1">@Test</text:span><text:line-break/><text:span text:style-name="T2">void </text:span><text:span text:style-name="T3">checkout</text:span><text:span text:style-name="T4">(){</text:span><text:line-break/><text:span text:style-name="T4"><text:tab/></text:span><text:span text:style-name="T6">product</text:span><text:span text:style-name="T4">.setProductId(</text:span><text:span text:style-name="T7">"1"</text:span><text:span text:style-name="T4">)</text:span><text:span text:style-name="T2">;</text:span><text:line-break/><text:span text:style-name="T2"><text:tab/></text:span><text:span text:style-name="T6">product</text:span><text:span text:style-name="T4">.setPrice(</text:span><text:span text:style-name="T8">200</text:span><text:span text:style-name="T4">)</text:span><text:span text:style-name="T2">;</text:span><text:line-break/><text:span text:style-name="T2"><text:tab/></text:span><text:span text:style-name="T4">List&lt;ProductDTO&gt; productsList = </text:span><text:span text:style-name="T2">new </text:span><text:span text:style-name="T4">ArrayList&lt;&gt;()</text:span><text:span text:style-name="T2">;</text:span><text:line-break/><text:span text:style-name="T2"><text:tab/></text:span><text:span text:style-name="T4">productsList.add(</text:span><text:span text:style-name="T6">product</text:span><text:span text:style-name="T4">)</text:span><text:span text:style-name="T2">;</text:span><text:line-break/><text:span text:style-name="T2"><text:tab/></text:span><text:span text:style-name="T6">cartResponceDTO</text:span><text:span text:style-name="T4">.setProducts(productsList)</text:span><text:span text:style-name="T2">;</text:span><text:line-break/><text:span text:style-name="T2"><text:tab/></text:span><text:span text:style-name="T6">cartResponceDTO</text:span><text:span text:style-name="T4">.setCartPrice(</text:span><text:span text:style-name="T8">200</text:span><text:span text:style-name="T4">)</text:span><text:span text:style-name="T2">;</text:span><text:line-break/><text:span text:style-name="T2"><text:tab/></text:span><text:span text:style-name="T6">cartResponceDTO</text:span><text:span text:style-name="T4">.setCartId(</text:span><text:span text:style-name="T7">"1"</text:span><text:span text:style-name="T4">)</text:span><text:span text:style-name="T2">;</text:span><text:line-break/><text:line-break/><text:line-break/><text:span text:style-name="T2"><text:tab/></text:span><text:span text:style-name="T4">Mockito.</text:span><text:span text:style-name="T5">when</text:span><text:span text:style-name="T4">(</text:span><text:span text:style-name="T6">repository</text:span><text:span text:style-name="T4">.findById(Mockito.</text:span><text:span text:style-name="T5">any</text:span><text:span text:style-name="T4">())).thenReturn(Optional.</text:span><text:span text:style-name="T5">of</text:span><text:span text:style-name="T4">(</text:span><text:span text:style-name="T6">customer</text:span><text:span text:style-name="T4">))</text:span><text:span text:style-name="T2">;</text:span><text:line-break/><text:span text:style-name="T2"><text:tab/></text:span><text:span text:style-name="T4">Mockito.</text:span><text:span text:style-name="T5">when</text:span><text:span text:style-name="T4">(</text:span><text:span text:style-name="T6">cartRepository</text:span><text:span text:style-name="T4">.findById(Mockito.</text:span><text:span text:style-name="T5">any</text:span><text:span text:style-name="T4">())).thenReturn(Optional.</text:span><text:span text:style-name="T5">of</text:span><text:span text:style-name="T4">(</text:span><text:span text:style-name="T6">cart</text:span><text:span text:style-name="T4">))</text:span><text:span text:style-name="T2">;</text:span><text:line-break/><text:span text:style-name="T2"><text:tab/></text:span><text:span text:style-name="T4">Mockito.</text:span><text:span text:style-name="T5">when</text:span><text:span text:style-name="T4">(</text:span><text:span text:style-name="T6">cartService</text:span><text:span text:style-name="T4">.findCartById(Mockito.</text:span><text:span text:style-name="T5">any</text:span><text:span text:style-name="T4">())).thenReturn(</text:span><text:span text:style-name="T6">cartResponceDTO</text:span><text:span text:style-name="T4">)</text:span><text:span text:style-name="T2">;</text:span><text:line-break/><text:line-break/><text:line-break/><text:span text:style-name="T2"><text:tab/></text:span><text:span text:style-name="T4">OrderDTO orderDTO1 = </text:span><text:span text:style-name="T6">service</text:span><text:span text:style-name="T4">.checkoutToOrder(</text:span><text:span text:style-name="T7">"1"</text:span><text:span text:style-name="T4">)</text:span><text:span text:style-name="T2">;</text:span><text:line-break/><text:span text:style-name="T2"><text:tab/></text:span><text:span text:style-name="T4">Assertions.</text:span><text:span text:style-name="T5">assertEquals</text:span><text:span text:style-name="T4">(</text:span><text:span text:style-name="T6">customer</text:span><text:span text:style-name="T4">.getId()</text:span><text:span text:style-name="T2">, </text:span><text:span text:style-name="T4">orderDTO1.getOrderBy())</text:span><text:span text:style-name="T2">;</text:span><text:line-break/><text:span text:style-name="T4">}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09:36:21.669653498</meta:creation-date>
    <meta:generator>LibreOffice/7.3.7.2$Linux_X86_64 LibreOffice_project/30$Build-2</meta:generator>
    <dc:date>2022-12-23T14:04:09.555390656</dc:date>
    <meta:editing-duration>PT3H51M21S</meta:editing-duration>
    <meta:editing-cycles>3</meta:editing-cycles>
    <meta:document-statistic meta:table-count="0" meta:image-count="0" meta:object-count="0" meta:page-count="2" meta:paragraph-count="5" meta:word-count="90" meta:character-count="2395" meta:non-whitespace-character-count="2246"/>
  </office:meta>
</office:document-meta>
</file>